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 file for Teradr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hur Cai</meta:initial-creator>
    <dc:creator>Arthur Cai</dc:creator>
    <meta:creation-date>2022-10-28T16:32:00Z</meta:creation-date>
    <dc:date>2022-10-28T16:32:00Z</dc:date>
    <meta:print-date>2022-10-28T16:3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" meta:character-count="33" meta:row-count="1" meta:non-whitespace-character-count="29"/>
  </office:meta>
</office:document-meta>
</file>